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9999ff" draw:marker-start="" draw:marker-end="" draw:fill-color="#ffff99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cm" svg:stroke-color="#ff3333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/>
    </style:style>
    <style:style style:name="gr5" style:family="graphic" style:parent-style-name="standard">
      <style:graphic-properties draw:fill-color="#ff00cc" draw:textarea-horizontal-align="justify" draw:textarea-vertical-align="middle" draw:auto-grow-height="false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2cm" svg:stroke-color="#ff420e" draw:marker-start="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cc3300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-color="#cc3300" draw:textarea-horizontal-align="justify" draw:textarea-vertical-align="middle" draw:auto-grow-height="false"/>
    </style:style>
    <style:style style:name="gr11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12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cm" svg:stroke-color="#99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9999ff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9999ff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stroke="solid" draw:stroke-dash="Ultrafine_20_Dashed"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Ultrafine_20_2_20_Dots_20_3_20_Dashes" svg:stroke-width="0.1cm" svg:stroke-color="#9999ff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Ultrafine_20_2_20_Dots_20_3_20_Dashes" svg:stroke-width="0.1cm" svg:stroke-color="#9999ff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cc3300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cc33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cc3300" draw:marker-start="Arrow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cc33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1cm" svg:stroke-color="#ff950e" draw:marker-start="Arrow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ff950e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ff950e" draw:marker-start="Arrow" draw:fill="none" draw:fill-color="#ff950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950e" draw:marker-start="" draw:marker-end="Arrow" draw:fill="none" draw:fill-color="#ff950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" svg:stroke-width="0.1cm" svg:stroke-color="#ff950e" draw:fill="none" draw:fill-color="#ff950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ff950e" draw:marker-start="Arrow" draw:marker-end="" draw:fill="none" draw:fill-color="#ff950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cm" svg:stroke-color="#cc33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draw:stroke-dash="Ultrafine_20_2_20_Dots_20_3_20_Dashes" svg:stroke-width="0.1cm" svg:stroke-color="#cc3300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3cm" svg:stroke-color="#808080" draw:marker-start="" draw:marker-start-width="0.65cm" draw:marker-end="Arrow" draw:marker-end-width="0.65cm" draw:fill="none" draw:textarea-vertical-align="middle" fo:padding-top="0.275cm" fo:padding-bottom="0.275cm" fo:padding-left="0.4cm" fo:padding-right="0.4cm"/>
    </style:style>
    <style:style style:name="gr33" style:family="graphic" style:parent-style-name="objectwithoutfill">
      <style:graphic-properties svg:stroke-width="0.1cm" svg:stroke-color="#314004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fill-color="#4b1f6f" draw:textarea-horizontal-align="justify" draw:textarea-vertical-align="middle" draw:auto-grow-height="false"/>
    </style:style>
    <style:style style:name="gr35" style:family="graphic" style:parent-style-name="objectwithoutfill">
      <style:graphic-properties svg:stroke-width="0.1cm" svg:stroke-color="#4b1f6f" draw:marker-start="Arrow" draw:marker-end="Arrow" draw:fill="none" draw:fill-color="#ff950e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4b1f6f" draw:marker-start="Arrow" draw:fill="none" draw:fill-color="#ff950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1cm" svg:stroke-color="#004586" draw:marker-start="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004586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cc33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ff3333"/>
    </style:style>
    <style:style style:name="T2" style:family="text">
      <style:text-properties fo:color="#ff3333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5000b" fo:font-size="12pt" style:font-size-asian="12pt" style:font-size-complex="12pt"/>
    </style:style>
    <style:style style:name="T5" style:family="text">
      <style:text-properties fo:color="#cccccc" fo:font-size="14pt" style:font-size-asian="14pt" style:font-size-complex="14pt"/>
    </style:style>
    <style:style style:name="T6" style:family="text">
      <style:text-properties fo:color="#c5000b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4cm" svg:height="2.4cm" svg:x="3.7cm" svg:y="25.8cm">
          <text:p text:style-name="P1">Mechanical_Power_Board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3cm" svg:height="16.9cm" svg:x="2.5cm" svg:y="5.8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cm" svg:y1="25.4cm" svg:x2="5cm" svg:y2="22.7cm">
          <text:p text:style-name="P1"><text:span text:style-name="T1">+</text:span><text:span text:style-name="T2">BATT</text:span></text:p>
          <text:p text:style-name="P1"/>
        </draw:line>
        <draw:line draw:style-name="gr3" draw:text-style-name="P1" draw:layer="layout" svg:x1="6cm" svg:y1="25.4cm" svg:x2="6cm" svg:y2="22.7cm">
          <text:p text:style-name="P1"><text:span text:style-name="T2">+12V</text:span></text:p>
          <text:p text:style-name="P1"/>
        </draw:line>
        <draw:line draw:style-name="gr3" draw:text-style-name="P1" draw:layer="layout" svg:x1="7cm" svg:y1="25.4cm" svg:x2="7cm" svg:y2="22.7cm">
          <text:p text:style-name="P1"><text:span text:style-name="T2">+5V</text:span></text:p>
          <text:p text:style-name="P1"/>
        </draw:line>
        <draw:line draw:style-name="gr3" draw:text-style-name="P1" draw:layer="layout" svg:x1="8.042cm" svg:y1="25.379cm" svg:x2="8cm" svg:y2="22.7cm">
          <text:p text:style-name="P1"><text:span text:style-name="T2">+5VD</text:span></text:p>
          <text:p text:style-name="P1"/>
        </draw:line>
        <draw:line draw:style-name="gr3" draw:text-style-name="P1" draw:layer="layout" svg:x1="8.9cm" svg:y1="25.4cm" svg:x2="8.9cm" svg:y2="22.7cm">
          <text:p text:style-name="P1"><text:span text:style-name="T2">+3,3V</text:span></text:p>
          <text:p text:style-name="P1"/>
        </draw:line>
        <draw:custom-shape draw:style-name="gr4" draw:text-style-name="P1" draw:layer="layout" svg:width="2.407cm" svg:height="1.3cm" svg:x="16.9cm" svg:y="7.2cm">
          <text:p text:style-name="P1">RJ12</text:p>
          <text:p text:style-name="P1">ICD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9.8cm" svg:height="1.1cm" svg:x="8.4cm" svg:y="5cm">
          <text:p text:style-name="P1">Signaux logiqu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6cm" svg:height="1.1cm" svg:x="2.9cm" svg:y="5.029cm">
          <text:p text:style-name="P1">Alimenta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8cm" svg:height="1.7cm" svg:x="2.2cm" svg:y="1.3cm">
          <text:p text:style-name="P1">Mechanical_Annex_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254cm" svg:y1="4.9cm" svg:x2="3.254cm" svg:y2="3.05cm">
          <text:p text:style-name="P1"><text:span text:style-name="T1">+</text:span><text:span text:style-name="T2">BATT</text:span></text:p>
          <text:p text:style-name="P1"/>
        </draw:line>
        <draw:line draw:style-name="gr7" draw:text-style-name="P1" draw:layer="layout" svg:x1="4.254cm" svg:y1="4.9cm" svg:x2="4.254cm" svg:y2="3.05cm">
          <text:p text:style-name="P1"><text:span text:style-name="T2">+12V</text:span></text:p>
          <text:p text:style-name="P1"/>
        </draw:line>
        <draw:line draw:style-name="gr3" draw:text-style-name="P1" draw:layer="layout" svg:x1="5.254cm" svg:y1="4.9cm" svg:x2="5.254cm" svg:y2="3.05cm">
          <text:p text:style-name="P1"><text:span text:style-name="T2">+5V</text:span></text:p>
          <text:p text:style-name="P1"/>
        </draw:line>
        <draw:line draw:style-name="gr3" draw:text-style-name="P1" draw:layer="layout" svg:x1="6.296cm" svg:y1="4.886cm" svg:x2="6.254cm" svg:y2="3.05cm">
          <text:p text:style-name="P1"><text:span text:style-name="T2">+5VD</text:span></text:p>
          <text:p text:style-name="P1"/>
        </draw:line>
        <draw:line draw:style-name="gr3" draw:text-style-name="P1" draw:layer="layout" svg:x1="7.154cm" svg:y1="4.9cm" svg:x2="7.154cm" svg:y2="3.05cm">
          <text:p text:style-name="P1"><text:span text:style-name="T2">+3,3V</text:span></text:p>
          <text:p text:style-name="P1"/>
        </draw:line>
        <draw:line draw:style-name="gr8" draw:text-style-name="P1" draw:layer="layout" svg:x1="14.9cm" svg:y1="25cm" svg:x2="14.9cm" svg:y2="22.7cm">
          <text:p text:style-name="P1"><text:span text:style-name="T3">UART5 </text:span></text:p>
          <text:p text:style-name="P1"/>
        </draw:line>
        <draw:line draw:style-name="gr8" draw:text-style-name="P1" draw:layer="layout" svg:x1="12.1cm" svg:y1="25cm" svg:x2="12.1cm" svg:y2="22.7cm">
          <text:p text:style-name="P1"><text:span text:style-name="T3">INT1</text:span></text:p>
          <text:p text:style-name="P1"><text:span text:style-name="T3"/></text:p>
        </draw:line>
        <draw:line draw:style-name="gr9" draw:text-style-name="P1" draw:layer="layout" svg:x1="13.7cm" svg:y1="25cm" svg:x2="13.7cm" svg:y2="22.7cm">
          <text:p text:style-name="P1"><text:span text:style-name="T3">I2C</text:span></text:p>
          <text:p text:style-name="P1"/>
        </draw:line>
        <draw:custom-shape draw:style-name="gr6" draw:text-style-name="P1" draw:layer="layout" svg:width="5.1cm" svg:height="1.1cm" svg:x="4.3cm" svg:y="25cm">
          <text:p text:style-name="P1">Alimentation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07cm" svg:height="1.3cm" svg:x="16.9cm" svg:y="11.4cm">
          <text:p text:style-name="P1">I2C_4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07cm" svg:height="1.3cm" svg:x="16.9cm" svg:y="19.8cm">
          <text:p text:style-name="P1">I2C_4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07cm" svg:height="1.3cm" svg:x="16.9cm" svg:y="11.4cm">
          <text:p text:style-name="P1">I2C₄</text:p>
          <text:p text:style-name="P1"><text:span text:style-name="T3">5V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07cm" svg:height="1.3cm" svg:x="16.9cm" svg:y="18.3cm">
          <text:p text:style-name="P1">UART-5</text:p>
          <text:p text:style-name="P1"><text:span text:style-name="T3">5V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07cm" svg:height="1.3cm" svg:x="16.9cm" svg:y="14cm">
          <text:p text:style-name="P1">UART-2</text:p>
          <text:p text:style-name="P1"><text:span text:style-name="T3">5V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07cm" svg:height="1.3cm" svg:x="16.9cm" svg:y="19.8cm">
          <text:p text:style-name="P1">UART-6</text:p>
          <text:p text:style-name="P1"><text:span text:style-name="T3">5V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7cm" svg:height="6.4cm" svg:x="7.6cm" svg:y="11.7cm">
          <text:p text:style-name="P1">PIC 32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2.3cm" svg:y1="14.7cm" svg:x2="16.8cm" svg:y2="14.7cm">
          <text:p/>
        </draw:line>
        <draw:line draw:style-name="gr14" draw:text-style-name="P1" draw:layer="layout" svg:x1="16cm" svg:y1="20.4cm" svg:x2="16.901cm" svg:y2="20.4cm">
          <text:p/>
        </draw:line>
        <draw:line draw:style-name="gr15" draw:text-style-name="P1" draw:layer="layout" svg:x1="16cm" svg:y1="22.7cm" svg:x2="16.001cm" svg:y2="17.7cm">
          <text:p/>
        </draw:line>
        <draw:line draw:style-name="gr8" draw:text-style-name="P1" draw:layer="layout" svg:x1="16.037cm" svg:y1="25cm" svg:x2="16.037cm" svg:y2="22.7cm">
          <text:p text:style-name="P1"><text:span text:style-name="T3">UART 6 </text:span></text:p>
          <text:p text:style-name="P1"/>
        </draw:line>
        <draw:line draw:style-name="gr16" draw:text-style-name="P1" draw:layer="layout" svg:x1="14.9cm" svg:y1="22.7cm" svg:x2="14.9cm" svg:y2="16.8cm">
          <text:p text:style-name="P1"><text:span text:style-name="T3">UART5 </text:span></text:p>
          <text:p text:style-name="P1"/>
        </draw:line>
        <draw:line draw:style-name="gr15" draw:text-style-name="P1" draw:layer="layout" svg:x1="12.3cm" svg:y1="16.8cm" svg:x2="14.9cm" svg:y2="16.8cm">
          <text:p/>
        </draw:line>
        <draw:line draw:style-name="gr17" draw:text-style-name="P1" draw:layer="layout" svg:x1="14.927cm" svg:y1="19cm" svg:x2="16.926cm" svg:y2="19cm">
          <text:p/>
        </draw:line>
        <draw:line draw:style-name="gr18" draw:text-style-name="P1" draw:layer="layout" svg:x1="12.3cm" svg:y1="17.7cm" svg:x2="16.001cm" svg:y2="17.7cm">
          <text:p/>
        </draw:line>
        <draw:line draw:style-name="gr8" draw:text-style-name="P1" draw:layer="layout" svg:x1="12.035cm" svg:y1="22.6cm" svg:x2="12cm" svg:y2="18.1cm">
          <text:p text:style-name="P1"><text:span text:style-name="T3"><text:s text:c="12"/></text:span><text:span text:style-name="T3">INT 1</text:span></text:p>
          <text:p text:style-name="P1"/>
        </draw:line>
        <draw:line draw:style-name="gr19" draw:text-style-name="P1" draw:layer="layout" svg:x1="13.7cm" svg:y1="22.7cm" svg:x2="13.7cm" svg:y2="13.7cm">
          <text:p text:style-name="P1"><text:span text:style-name="T3"/></text:p>
          <text:p text:style-name="P1"><text:span text:style-name="T3"/></text:p>
          <text:p text:style-name="P1"/>
        </draw:line>
        <draw:line draw:style-name="gr9" draw:text-style-name="P1" draw:layer="layout" svg:x1="12.3cm" svg:y1="12.1cm" svg:x2="16.9cm" svg:y2="12.1cm">
          <text:p text:style-name="P1"><text:span text:style-name="T4">I2C Slave <text:s text:c="15"/></text:span></text:p>
          <text:p text:style-name="P1"/>
        </draw:line>
        <draw:line draw:style-name="gr20" draw:text-style-name="P1" draw:layer="layout" svg:x1="12.074cm" svg:y1="10.2cm" svg:x2="16.9cm" svg:y2="10.2cm">
          <text:p text:style-name="P1"><text:span text:style-name="T4">I2C Master <text:s text:c="20"/></text:span></text:p>
          <text:p text:style-name="P1"/>
        </draw:line>
        <draw:line draw:style-name="gr21" draw:text-style-name="P1" draw:layer="layout" svg:x1="12cm" svg:y1="11.7cm" svg:x2="12cm" svg:y2="10.2cm">
          <text:p/>
        </draw:line>
        <draw:custom-shape draw:style-name="gr5" draw:text-style-name="P1" draw:layer="layout" svg:width="5.2cm" svg:height="1.1cm" svg:x="11.4cm" svg:y="25cm">
          <text:p text:style-name="P1">Signaux logiques</text:p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5.4cm" svg:y1="10.1cm" svg:x2="15.4cm" svg:y2="6.025cm">
          <text:p/>
        </draw:line>
        <draw:custom-shape draw:style-name="gr23" draw:text-style-name="P1" draw:layer="layout" svg:width="1.9cm" svg:height="1.5cm" svg:x="2.1cm" svg:y="6.7cm">
          <text:p text:style-name="P1">PWM5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cm" svg:height="1.5cm" svg:x="2.1cm" svg:y="8.5cm">
          <text:p text:style-name="P1">PWM4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cm" svg:height="1.5cm" svg:x="2.1cm" svg:y="10.3cm">
          <text:p text:style-name="P1">PWM3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cm" svg:height="1.5cm" svg:x="2.1cm" svg:y="12.1cm">
          <text:p text:style-name="P1">PWM2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9cm" svg:height="1.5cm" svg:x="2.1cm" svg:y="13.9cm">
          <text:p text:style-name="P1">PWM1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4cm" svg:y1="7.5cm" svg:x2="8.8cm" svg:y2="7.5cm">
          <text:p/>
        </draw:line>
        <draw:line draw:style-name="gr24" draw:text-style-name="P1" draw:layer="layout" svg:x1="4cm" svg:y1="9.3cm" svg:x2="7.5cm" svg:y2="9.3cm">
          <text:p/>
        </draw:line>
        <draw:line draw:style-name="gr25" draw:text-style-name="P1" draw:layer="layout" svg:x1="7.7cm" svg:y1="11.1cm" svg:x2="7.7cm" svg:y2="11.7cm">
          <text:p/>
        </draw:line>
        <draw:line draw:style-name="gr25" draw:text-style-name="P1" draw:layer="layout" svg:x1="8.2cm" svg:y1="8cm" svg:x2="8.2cm" svg:y2="11.7cm">
          <text:p/>
        </draw:line>
        <draw:line draw:style-name="gr26" draw:text-style-name="P1" draw:layer="layout" svg:x1="4cm" svg:y1="12.9cm" svg:x2="7.6cm" svg:y2="12.9cm">
          <text:p/>
        </draw:line>
        <draw:line draw:style-name="gr26" draw:text-style-name="P1" draw:layer="layout" svg:x1="3.9cm" svg:y1="14.7cm" svg:x2="7.5cm" svg:y2="14.7cm">
          <text:p/>
        </draw:line>
        <draw:line draw:style-name="gr26" draw:text-style-name="P1" draw:layer="layout" svg:x1="4cm" svg:y1="11.1cm" svg:x2="7.7cm" svg:y2="11.1cm">
          <text:p/>
        </draw:line>
        <draw:line draw:style-name="gr27" draw:text-style-name="P1" draw:layer="layout" svg:x1="8.5cm" svg:y1="7cm" svg:x2="8.5cm" svg:y2="6.1cm">
          <text:p/>
        </draw:line>
        <draw:line draw:style-name="gr28" draw:text-style-name="P1" draw:layer="layout" svg:x1="7.6cm" svg:y1="9.3cm" svg:x2="9.5cm" svg:y2="9.3cm">
          <text:p/>
        </draw:line>
        <draw:line draw:style-name="gr29" draw:text-style-name="P1" draw:layer="layout" svg:x1="9.3cm" svg:y1="6.1cm" svg:x2="9.3cm" svg:y2="11.8cm">
          <text:p/>
        </draw:line>
        <draw:line draw:style-name="gr20" draw:text-style-name="P1" draw:layer="layout" svg:x1="12.835cm" svg:y1="25cm" svg:x2="12.835cm" svg:y2="22.7cm">
          <text:p text:style-name="P1"><text:span text:style-name="T3">RESET</text:span></text:p>
          <text:p text:style-name="P1"/>
        </draw:line>
        <draw:line draw:style-name="gr30" draw:text-style-name="P1" draw:layer="layout" svg:x1="12.8cm" svg:y1="22.6cm" svg:x2="12.8cm" svg:y2="20.8cm">
          <text:p text:style-name="P1"><text:span text:style-name="T3"/></text:p>
        </draw:line>
        <draw:line draw:style-name="gr20" draw:text-style-name="P1" draw:layer="layout" svg:x1="11cm" svg:y1="20.4cm" svg:x2="11cm" svg:y2="18.1cm">
          <text:p text:style-name="P1"><text:span text:style-name="T3">RESET</text:span></text:p>
          <text:p text:style-name="P1"/>
        </draw:line>
        <draw:line draw:style-name="gr31" draw:text-style-name="P1" draw:layer="layout" svg:x1="12.8cm" svg:y1="20.8cm" svg:x2="11cm" svg:y2="20.8cm">
          <text:p text:style-name="P1"><text:span text:style-name="T3"/></text:p>
        </draw:line>
        <draw:line draw:style-name="gr32" draw:text-style-name="P1" draw:layer="layout" svg:x1="13.3cm" svg:y1="4.85cm" svg:x2="13.3cm" svg:y2="3cm">
          <text:p text:style-name="P1"><text:span text:style-name="T5">20 x IO</text:span></text:p>
          <text:p text:style-name="P1"><text:span text:style-name="T2"/></text:p>
          <text:p text:style-name="P1"><text:span text:style-name="T2"/></text:p>
        </draw:line>
        <draw:line draw:style-name="gr9" draw:text-style-name="P1" draw:layer="layout" svg:x1="15.935cm" svg:y1="4.9cm" svg:x2="15.9cm" svg:y2="3cm">
          <text:p text:style-name="P1"><text:span text:style-name="T3">I2C</text:span></text:p>
          <text:p text:style-name="P1"/>
        </draw:line>
        <draw:line draw:style-name="gr33" draw:text-style-name="P1" draw:layer="layout" svg:x1="10.035cm" svg:y1="5cm" svg:x2="10cm" svg:y2="3.1cm">
          <text:p text:style-name="P1"><text:span text:style-name="T3">INT 4</text:span></text:p>
          <text:p text:style-name="P1"/>
        </draw:line>
        <draw:line draw:style-name="gr33" draw:text-style-name="P1" draw:layer="layout" svg:x1="10.95cm" svg:y1="11.725cm" svg:x2="11cm" svg:y2="6.1cm">
          <text:p text:style-name="P1"><text:span text:style-name="T3">INT 4</text:span></text:p>
          <text:p text:style-name="P1"/>
        </draw:line>
        <draw:line draw:style-name="gr3" draw:text-style-name="P1" draw:layer="layout" svg:x1="9.761cm" svg:y1="22.65cm" svg:x2="9.8cm" svg:y2="18.1cm">
          <text:p text:style-name="P1"><text:span text:style-name="T2">+3,3V</text:span></text:p>
          <text:p text:style-name="P1"/>
        </draw:line>
        <draw:custom-shape draw:style-name="gr34" draw:text-style-name="P1" draw:layer="layout" svg:width="1.9cm" svg:height="1.5cm" svg:x="2.1cm" svg:y="15.7cm">
          <text:p text:style-name="P1">IO13</text:p>
          <text:p text:style-name="P1">12V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9cm" svg:height="1.5cm" svg:x="2.1cm" svg:y="17.4cm">
          <text:p text:style-name="P1">IO14</text:p>
          <text:p text:style-name="P1">12V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9cm" svg:height="1.5cm" svg:x="2.1cm" svg:y="19.1cm">
          <text:p text:style-name="P1">IO15</text:p>
          <text:p text:style-name="P1">12V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1.9cm" svg:height="1.5cm" svg:x="2.1cm" svg:y="20.8cm">
          <text:p text:style-name="P1">IO16</text:p>
          <text:p text:style-name="P1">12V</text:p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3.925cm" svg:y1="16.5cm" svg:x2="7.525cm" svg:y2="16.5cm">
          <text:p/>
        </draw:line>
        <draw:line draw:style-name="gr35" draw:text-style-name="P1" draw:layer="layout" svg:x1="3.95cm" svg:y1="17.8cm" svg:x2="7.55cm" svg:y2="17.8cm">
          <text:p/>
        </draw:line>
        <draw:line draw:style-name="gr36" draw:text-style-name="P1" draw:layer="layout" svg:x1="3.975cm" svg:y1="19.8cm" svg:x2="7.8cm" svg:y2="19.8cm">
          <text:p/>
        </draw:line>
        <draw:line draw:style-name="gr36" draw:text-style-name="P1" draw:layer="layout" svg:x1="3.975cm" svg:y1="21.5cm" svg:x2="8.3cm" svg:y2="21.5cm">
          <text:p/>
        </draw:line>
        <draw:line draw:style-name="gr36" draw:text-style-name="P1" draw:layer="layout" svg:x1="8.3cm" svg:y1="18.1cm" svg:x2="8.3cm" svg:y2="21.4cm">
          <text:p/>
        </draw:line>
        <draw:line draw:style-name="gr36" draw:text-style-name="P1" draw:layer="layout" svg:x1="7.8cm" svg:y1="18.1cm" svg:x2="7.8cm" svg:y2="19.8cm">
          <text:p/>
        </draw:line>
        <draw:custom-shape draw:style-name="gr10" draw:text-style-name="P1" draw:layer="layout" svg:width="2.407cm" svg:height="1.3cm" svg:x="16.9cm" svg:y="9.4cm">
          <text:p text:style-name="P1">I2C₁</text:p>
          <text:p text:style-name="P1"><text:span text:style-name="T3">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1.4cm" svg:y1="11.701cm" svg:x2="11.4cm" svg:y2="7.8cm">
          <text:p/>
        </draw:line>
        <draw:line draw:style-name="gr38" draw:text-style-name="P1" draw:layer="layout" svg:x1="11.4cm" svg:y1="7.8cm" svg:x2="16.875cm" svg:y2="7.798cm">
          <text:p text:style-name="P1"><text:span text:style-name="T6"><text:s text:c="5"/></text:span></text:p>
          <text:p text:style-name="P1"/>
        </draw:line>
        <draw:custom-shape draw:style-name="gr34" draw:text-style-name="P2" draw:layer="layout" svg:width="1.8cm" svg:height="1.5cm" svg:x="4.8cm" svg:y="15.7cm">
          <text:p text:style-name="P2"><text:span text:style-name="T7">PONT</text:span></text:p>
          <text:p text:style-name="P2"><text:span text:style-name="T7">DIVISEUR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8cm" svg:height="1.5cm" svg:x="4.8cm" svg:y="17.4cm">
          <text:p text:style-name="P2"><text:span text:style-name="T7">PONT</text:span></text:p>
          <text:p text:style-name="P2"><text:span text:style-name="T7">DIVISEUR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8cm" svg:height="1.5cm" svg:x="4.8cm" svg:y="19.1cm">
          <text:p text:style-name="P2"><text:span text:style-name="T7">PONT</text:span></text:p>
          <text:p text:style-name="P2"><text:span text:style-name="T7">DIVISEUR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1.8cm" svg:height="1.5cm" svg:x="4.8cm" svg:y="20.8cm">
          <text:p text:style-name="P2"><text:span text:style-name="T7">PONT</text:span></text:p>
          <text:p text:style-name="P2"><text:span text:style-name="T7">DIVISEU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cm" svg:height="1cm" svg:x="5cm" svg:y="14.2cm">
          <text:p text:style-name="P2"><text:span text:style-name="T7">BUFF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cm" svg:height="1cm" svg:x="5cm" svg:y="12.4cm">
          <text:p text:style-name="P2"><text:span text:style-name="T7">BUFF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cm" svg:height="1cm" svg:x="14.6cm" svg:y="11.6cm">
          <text:p text:style-name="P2"><text:span text:style-name="T7">BUFF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cm" svg:height="1cm" svg:x="7.3cm" svg:y="7cm">
          <text:p text:style-name="P2"><text:span text:style-name="T7">BUFF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6cm" svg:height="1cm" svg:x="8.5cm" svg:y="8.8cm">
          <text:p text:style-name="P2"><text:span text:style-name="T7">BUFF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cm" svg:height="1cm" svg:x="14.6cm" svg:y="9.6cm">
          <text:p text:style-name="P2"><text:span text:style-name="T7">BUFFER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3.7cm" svg:y1="13.6cm" svg:x2="15.4cm" svg:y2="13.6cm">
          <text:p text:style-name="P1"><text:span text:style-name="T4">I2C Slave <text:s text:c="15"/></text:span></text:p>
          <text:p text:style-name="P1"/>
        </draw:line>
        <draw:line draw:style-name="gr22" draw:text-style-name="P1" draw:layer="layout" svg:x1="15.4cm" svg:y1="13.5cm" svg:x2="15.4cm" svg:y2="12.651cm">
          <text:p/>
        </draw:line>
        <draw:custom-shape draw:style-name="gr23" draw:text-style-name="P2" draw:layer="layout" svg:width="1.6cm" svg:height="1cm" svg:x="5cm" svg:y="10.6cm">
          <text:p text:style-name="P2"><text:span text:style-name="T7">BUFFER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6cm" svg:height="1cm" svg:x="14.2cm" svg:y="14.2cm">
          <text:p text:style-name="P2"><text:span text:style-name="T7">BUFFER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6cm" svg:height="1cm" svg:x="14.1cm" svg:y="16.3cm">
          <text:p text:style-name="P2"><text:span text:style-name="T7">BUFFER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1.6cm" svg:height="1cm" svg:x="15.2cm" svg:y="17.5cm">
          <text:p text:style-name="P2"><text:span text:style-name="T7">BUFFER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1.6cm" svg:height="1cm" svg:x="10.2cm" svg:y="20.2cm">
          <text:p text:style-name="P2"><text:span text:style-name="T7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9999ff" draw:fill="none" draw:fill-gradient-name="Gradient_20_2" draw:fill-hatch-name="Hatching_20_1" draw:fill-image-name="Bitmape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6T21:42:17.522746352</meta:creation-date>
    <dc:date>2015-07-26T19:07:25.453957778</dc:date>
    <meta:editing-duration>PT5H4M25S</meta:editing-duration>
    <meta:editing-cycles>26</meta:editing-cycles>
    <meta:generator>LibreOffice/4.2.8.2$Linux_X86_64 LibreOffice_project/420m0$Build-2</meta:generator>
    <meta:document-statistic meta:object-count="96"/>
  </office:meta>
</office:document-meta>
</file>